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862in"/>
    </style:style>
    <style:style style:name="co2" style:family="table-column">
      <style:table-column-properties fo:break-before="auto" style:column-width="0.3634in"/>
    </style:style>
    <style:style style:name="co3" style:family="table-column">
      <style:table-column-properties fo:break-before="auto" style:column-width="0.7118in"/>
    </style:style>
    <style:style style:name="co4" style:family="table-column">
      <style:table-column-properties fo:break-before="auto" style:column-width="0.4528in"/>
    </style:style>
    <style:style style:name="co5" style:family="table-column">
      <style:table-column-properties fo:break-before="auto" style:column-width="0.2236in"/>
    </style:style>
    <style:style style:name="co6" style:family="table-column">
      <style:table-column-properties fo:break-before="auto" style:column-width="0.3228in"/>
    </style:style>
    <style:style style:name="co7" style:family="table-column">
      <style:table-column-properties fo:break-before="auto" style:column-width="0.4665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0.4362in"/>
    </style:style>
    <style:style style:name="co10" style:family="table-column">
      <style:table-column-properties fo:break-before="auto" style:column-width="0.7445in"/>
    </style:style>
    <style:style style:name="co11" style:family="table-column">
      <style:table-column-properties fo:break-before="auto" style:column-width="0.476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fo:background-color="#33cc66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style:font-name="Liberation Sans" fo:language="en" fo:country="US" style:font-name-asian="WenQuanYi Micro Hei" style:language-asian="zh" style:country-asian="CN" style:font-name-complex="Lohit Hindi" style:font-size-complex="10pt" style:language-complex="hi" style:country-complex="IN"/>
    </style:style>
    <style:style style:name="ce49" style:family="table-cell" style:parent-style-name="Default">
      <style:table-cell-properties fo:background-color="#b2b2b2"/>
    </style:style>
  </office:automatic-styles>
  <office:body>
    <office:spreadsheet>
      <table:table table:name="globalAlignment_NW_changeVar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1" table:default-cell-style-name="ce5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06" table:default-cell-style-name="Default"/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3"/>
          <table:table-cell table:style-name="ce49"/>
          <table:table-cell table:style-name="ce49" office:value-type="string" calcext:value-type="string">
            <text:p>scor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3" table:formula="of:=[.B2]+[.$R$2]" office:value-type="float" office:value="-1" calcext:value-type="float">
            <text:p>-1</text:p>
          </table:table-cell>
          <table:table-cell table:style-name="ce3" table:formula="of:=[.C2]+[.$R$2]" office:value-type="float" office:value="-2" calcext:value-type="float">
            <text:p>-2</text:p>
          </table:table-cell>
          <table:table-cell table:style-name="ce3" table:formula="of:=[.D2]+[.$R$2]" office:value-type="float" office:value="-3" calcext:value-type="float">
            <text:p>-3</text:p>
          </table:table-cell>
          <table:table-cell table:style-name="ce3" table:formula="of:=[.E2]+[.$R$2]" office:value-type="float" office:value="-4" calcext:value-type="float">
            <text:p>-4</text:p>
          </table:table-cell>
          <table:table-cell table:style-name="ce3" table:formula="of:=[.F2]+[.$R$2]" office:value-type="float" office:value="-5" calcext:value-type="float">
            <text:p>-5</text:p>
          </table:table-cell>
          <table:table-cell table:style-name="ce3" table:formula="of:=[.G2]+[.$R$2]" office:value-type="float" office:value="-6" calcext:value-type="float">
            <text:p>-6</text:p>
          </table:table-cell>
          <table:table-cell table:style-name="ce3" table:formula="of:=[.H2]+[.$R$2]" office:value-type="float" office:value="-7" calcext:value-type="float">
            <text:p>-7</text:p>
          </table:table-cell>
          <table:table-cell table:style-name="ce3" table:formula="of:=[.I2]+[.$R$2]" office:value-type="float" office:value="-8" calcext:value-type="float">
            <text:p>-8</text:p>
          </table:table-cell>
          <table:table-cell table:style-name="ce3" table:formula="of:=[.J2]+[.$R$2]" office:value-type="float" office:value="-9" calcext:value-type="float">
            <text:p>-9</text:p>
          </table:table-cell>
          <table:table-cell table:style-name="ce3" table:formula="of:=[.K2]+[.$R$2]" office:value-type="float" office:value="-10" calcext:value-type="float">
            <text:p>-10</text:p>
          </table:table-cell>
          <table:table-cell table:style-name="ce3" table:formula="of:=[.L2]+[.$R$2]" office:value-type="float" office:value="-11" calcext:value-type="float">
            <text:p>-11</text:p>
          </table:table-cell>
          <table:table-cell table:number-columns-repeated="3"/>
          <table:table-cell table:style-name="ce49" office:value-type="string" calcext:value-type="string">
            <text:p>gap</text:p>
          </table:table-cell>
          <table:table-cell table:style-name="ce49" office:value-type="float" office:value="-1" calcext:value-type="float">
            <text:p>-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</text:p>
          </table:table-cell>
          <table:table-cell table:formula="of:=[.B2]+[.$R$2]" office:value-type="float" office:value="-1" calcext:value-type="float">
            <text:p>-1</text:p>
          </table:table-cell>
          <table:table-cell table:formula="of:=MAX([.B3]+[.$R$2];[.C2]+[.$R$2];IF([.$A3]=[.C$1];[.B2]+[.$R$3];[.B2]+[.$R$4]))" office:value-type="float" office:value="1" calcext:value-type="float">
            <text:p>1</text:p>
          </table:table-cell>
          <table:table-cell table:formula="of:=MAX([.C3]+[.$R$2];[.D2]+[.$R$2];IF([.$A3]=[.D$1];[.C2]+[.$R$3];[.C2]+[.$R$4]))" office:value-type="float" office:value="0" calcext:value-type="float">
            <text:p>0</text:p>
          </table:table-cell>
          <table:table-cell table:formula="of:=MAX([.D3]+[.$R$2];[.E2]+[.$R$2];IF([.$A3]=[.E$1];[.D2]+[.$R$3];[.D2]+[.$R$4]))" office:value-type="float" office:value="-1" calcext:value-type="float">
            <text:p>-1</text:p>
          </table:table-cell>
          <table:table-cell table:formula="of:=MAX([.E3]+[.$R$2];[.F2]+[.$R$2];IF([.$A3]=[.F$1];[.E2]+[.$R$3];[.E2]+[.$R$4]))" office:value-type="float" office:value="-2" calcext:value-type="float">
            <text:p>-2</text:p>
          </table:table-cell>
          <table:table-cell table:formula="of:=MAX([.F3]+[.$R$2];[.G2]+[.$R$2];IF([.$A3]=[.G$1];[.F2]+[.$R$3];[.F2]+[.$R$4]))" office:value-type="float" office:value="-3" calcext:value-type="float">
            <text:p>-3</text:p>
          </table:table-cell>
          <table:table-cell table:formula="of:=MAX([.G3]+[.$R$2];[.H2]+[.$R$2];IF([.$A3]=[.H$1];[.G2]+[.$R$3];[.G2]+[.$R$4]))" office:value-type="float" office:value="-4" calcext:value-type="float">
            <text:p>-4</text:p>
          </table:table-cell>
          <table:table-cell table:formula="of:=MAX([.H3]+[.$R$2];[.I2]+[.$R$2];IF([.$A3]=[.I$1];[.H2]+[.$R$3];[.H2]+[.$R$4]))" office:value-type="float" office:value="-5" calcext:value-type="float">
            <text:p>-5</text:p>
          </table:table-cell>
          <table:table-cell table:formula="of:=MAX([.I3]+[.$R$2];[.J2]+[.$R$2];IF([.$A3]=[.J$1];[.I2]+[.$R$3];[.I2]+[.$R$4]))" office:value-type="float" office:value="-6" calcext:value-type="float">
            <text:p>-6</text:p>
          </table:table-cell>
          <table:table-cell table:formula="of:=MAX([.J3]+[.$R$2];[.K2]+[.$R$2];IF([.$A3]=[.K$1];[.J2]+[.$R$3];[.J2]+[.$R$4]))" office:value-type="float" office:value="-7" calcext:value-type="float">
            <text:p>-7</text:p>
          </table:table-cell>
          <table:table-cell table:formula="of:=MAX([.K3]+[.$R$2];[.L2]+[.$R$2];IF([.$A3]=[.L$1];[.K2]+[.$R$3];[.K2]+[.$R$4]))" office:value-type="float" office:value="-8" calcext:value-type="float">
            <text:p>-8</text:p>
          </table:table-cell>
          <table:table-cell table:formula="of:=MAX([.L3]+[.$R$2];[.M2]+[.$R$2];IF([.$A3]=[.M$1];[.L2]+[.$R$3];[.L2]+[.$R$4]))" office:value-type="float" office:value="-9" calcext:value-type="float">
            <text:p>-9</text:p>
          </table:table-cell>
          <table:table-cell table:number-columns-repeated="3"/>
          <table:table-cell table:style-name="ce49" office:value-type="string" calcext:value-type="string">
            <text:p>match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</text:p>
          </table:table-cell>
          <table:table-cell table:formula="of:=[.B3]+[.$R$2]" office:value-type="float" office:value="-2" calcext:value-type="float">
            <text:p>-2</text:p>
          </table:table-cell>
          <table:table-cell table:formula="of:=MAX([.B4]+[.$R$2];[.C3]+[.$R$2];IF([.$A4]=[.C$1];[.B3]+[.$R$3];[.B3]+[.$R$4]))" office:value-type="float" office:value="0" calcext:value-type="float">
            <text:p>0</text:p>
          </table:table-cell>
          <table:table-cell table:formula="of:=MAX([.C4]+[.$R$2];[.D3]+[.$R$2];IF([.$A4]=[.D$1];[.C3]+[.$R$3];[.C3]+[.$R$4]))" office:value-type="float" office:value="1" calcext:value-type="float">
            <text:p>1</text:p>
          </table:table-cell>
          <table:table-cell table:formula="of:=MAX([.D4]+[.$R$2];[.E3]+[.$R$2];IF([.$A4]=[.E$1];[.D3]+[.$R$3];[.D3]+[.$R$4]))" office:value-type="float" office:value="0" calcext:value-type="float">
            <text:p>0</text:p>
          </table:table-cell>
          <table:table-cell table:formula="of:=MAX([.E4]+[.$R$2];[.F3]+[.$R$2];IF([.$A4]=[.F$1];[.E3]+[.$R$3];[.E3]+[.$R$4]))" office:value-type="float" office:value="0" calcext:value-type="float">
            <text:p>0</text:p>
          </table:table-cell>
          <table:table-cell table:formula="of:=MAX([.F4]+[.$R$2];[.G3]+[.$R$2];IF([.$A4]=[.G$1];[.F3]+[.$R$3];[.F3]+[.$R$4]))" office:value-type="float" office:value="-1" calcext:value-type="float">
            <text:p>-1</text:p>
          </table:table-cell>
          <table:table-cell table:formula="of:=MAX([.G4]+[.$R$2];[.H3]+[.$R$2];IF([.$A4]=[.H$1];[.G3]+[.$R$3];[.G3]+[.$R$4]))" office:value-type="float" office:value="-2" calcext:value-type="float">
            <text:p>-2</text:p>
          </table:table-cell>
          <table:table-cell table:formula="of:=MAX([.H4]+[.$R$2];[.I3]+[.$R$2];IF([.$A4]=[.I$1];[.H3]+[.$R$3];[.H3]+[.$R$4]))" office:value-type="float" office:value="-3" calcext:value-type="float">
            <text:p>-3</text:p>
          </table:table-cell>
          <table:table-cell table:formula="of:=MAX([.I4]+[.$R$2];[.J3]+[.$R$2];IF([.$A4]=[.J$1];[.I3]+[.$R$3];[.I3]+[.$R$4]))" office:value-type="float" office:value="-4" calcext:value-type="float">
            <text:p>-4</text:p>
          </table:table-cell>
          <table:table-cell table:formula="of:=MAX([.J4]+[.$R$2];[.K3]+[.$R$2];IF([.$A4]=[.K$1];[.J3]+[.$R$3];[.J3]+[.$R$4]))" office:value-type="float" office:value="-5" calcext:value-type="float">
            <text:p>-5</text:p>
          </table:table-cell>
          <table:table-cell table:formula="of:=MAX([.K4]+[.$R$2];[.L3]+[.$R$2];IF([.$A4]=[.L$1];[.K3]+[.$R$3];[.K3]+[.$R$4]))" office:value-type="float" office:value="-6" calcext:value-type="float">
            <text:p>-6</text:p>
          </table:table-cell>
          <table:table-cell table:formula="of:=MAX([.L4]+[.$R$2];[.M3]+[.$R$2];IF([.$A4]=[.M$1];[.L3]+[.$R$3];[.L3]+[.$R$4]))" office:value-type="float" office:value="-7" calcext:value-type="float">
            <text:p>-7</text:p>
          </table:table-cell>
          <table:table-cell table:number-columns-repeated="3"/>
          <table:table-cell table:style-name="ce49" office:value-type="string" calcext:value-type="string">
            <text:p>mismatch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</text:p>
          </table:table-cell>
          <table:table-cell table:formula="of:=[.B4]+[.$R$2]" office:value-type="float" office:value="-3" calcext:value-type="float">
            <text:p>-3</text:p>
          </table:table-cell>
          <table:table-cell table:formula="of:=MAX([.B5]+[.$R$2];[.C4]+[.$R$2];IF([.$A5]=[.C$1];[.B4]+[.$R$3];[.B4]+[.$R$4]))" office:value-type="float" office:value="-1" calcext:value-type="float">
            <text:p>-1</text:p>
          </table:table-cell>
          <table:table-cell table:formula="of:=MAX([.C5]+[.$R$2];[.D4]+[.$R$2];IF([.$A5]=[.D$1];[.C4]+[.$R$3];[.C4]+[.$R$4]))" office:value-type="float" office:value="0" calcext:value-type="float">
            <text:p>0</text:p>
          </table:table-cell>
          <table:table-cell table:formula="of:=MAX([.D5]+[.$R$2];[.E4]+[.$R$2];IF([.$A5]=[.E$1];[.D4]+[.$R$3];[.D4]+[.$R$4]))" office:value-type="float" office:value="2" calcext:value-type="float">
            <text:p>2</text:p>
          </table:table-cell>
          <table:table-cell table:formula="of:=MAX([.E5]+[.$R$2];[.F4]+[.$R$2];IF([.$A5]=[.F$1];[.E4]+[.$R$3];[.E4]+[.$R$4]))" office:value-type="float" office:value="1" calcext:value-type="float">
            <text:p>1</text:p>
          </table:table-cell>
          <table:table-cell table:formula="of:=MAX([.F5]+[.$R$2];[.G4]+[.$R$2];IF([.$A5]=[.G$1];[.F4]+[.$R$3];[.F4]+[.$R$4]))" office:value-type="float" office:value="0" calcext:value-type="float">
            <text:p>0</text:p>
          </table:table-cell>
          <table:table-cell table:formula="of:=MAX([.G5]+[.$R$2];[.H4]+[.$R$2];IF([.$A5]=[.H$1];[.G4]+[.$R$3];[.G4]+[.$R$4]))" office:value-type="float" office:value="-1" calcext:value-type="float">
            <text:p>-1</text:p>
          </table:table-cell>
          <table:table-cell table:formula="of:=MAX([.H5]+[.$R$2];[.I4]+[.$R$2];IF([.$A5]=[.I$1];[.H4]+[.$R$3];[.H4]+[.$R$4]))" office:value-type="float" office:value="-2" calcext:value-type="float">
            <text:p>-2</text:p>
          </table:table-cell>
          <table:table-cell table:formula="of:=MAX([.I5]+[.$R$2];[.J4]+[.$R$2];IF([.$A5]=[.J$1];[.I4]+[.$R$3];[.I4]+[.$R$4]))" office:value-type="float" office:value="-3" calcext:value-type="float">
            <text:p>-3</text:p>
          </table:table-cell>
          <table:table-cell table:formula="of:=MAX([.J5]+[.$R$2];[.K4]+[.$R$2];IF([.$A5]=[.K$1];[.J4]+[.$R$3];[.J4]+[.$R$4]))" office:value-type="float" office:value="-4" calcext:value-type="float">
            <text:p>-4</text:p>
          </table:table-cell>
          <table:table-cell table:formula="of:=MAX([.K5]+[.$R$2];[.L4]+[.$R$2];IF([.$A5]=[.L$1];[.K4]+[.$R$3];[.K4]+[.$R$4]))" office:value-type="float" office:value="-5" calcext:value-type="float">
            <text:p>-5</text:p>
          </table:table-cell>
          <table:table-cell table:formula="of:=MAX([.L5]+[.$R$2];[.M4]+[.$R$2];IF([.$A5]=[.M$1];[.L4]+[.$R$3];[.L4]+[.$R$4]))" office:value-type="float" office:value="-6" calcext:value-type="float">
            <text:p>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 table:formula="of:=[.B5]+[.$R$2]" office:value-type="float" office:value="-4" calcext:value-type="float">
            <text:p>-4</text:p>
          </table:table-cell>
          <table:table-cell table:formula="of:=MAX([.B6]+[.$R$2];[.C5]+[.$R$2];IF([.$A6]=[.C$1];[.B5]+[.$R$3];[.B5]+[.$R$4]))" office:value-type="float" office:value="-2" calcext:value-type="float">
            <text:p>-2</text:p>
          </table:table-cell>
          <table:table-cell table:formula="of:=MAX([.C6]+[.$R$2];[.D5]+[.$R$2];IF([.$A6]=[.D$1];[.C5]+[.$R$3];[.C5]+[.$R$4]))" office:value-type="float" office:value="0" calcext:value-type="float">
            <text:p>0</text:p>
          </table:table-cell>
          <table:table-cell table:formula="of:=MAX([.D6]+[.$R$2];[.E5]+[.$R$2];IF([.$A6]=[.E$1];[.D5]+[.$R$3];[.D5]+[.$R$4]))" office:value-type="float" office:value="1" calcext:value-type="float">
            <text:p>1</text:p>
          </table:table-cell>
          <table:table-cell table:formula="of:=MAX([.E6]+[.$R$2];[.F5]+[.$R$2];IF([.$A6]=[.F$1];[.E5]+[.$R$3];[.E5]+[.$R$4]))" office:value-type="float" office:value="2" calcext:value-type="float">
            <text:p>2</text:p>
          </table:table-cell>
          <table:table-cell table:formula="of:=MAX([.F6]+[.$R$2];[.G5]+[.$R$2];IF([.$A6]=[.G$1];[.F5]+[.$R$3];[.F5]+[.$R$4]))" office:value-type="float" office:value="1" calcext:value-type="float">
            <text:p>1</text:p>
          </table:table-cell>
          <table:table-cell table:formula="of:=MAX([.G6]+[.$R$2];[.H5]+[.$R$2];IF([.$A6]=[.H$1];[.G5]+[.$R$3];[.G5]+[.$R$4]))" office:value-type="float" office:value="1" calcext:value-type="float">
            <text:p>1</text:p>
          </table:table-cell>
          <table:table-cell table:formula="of:=MAX([.H6]+[.$R$2];[.I5]+[.$R$2];IF([.$A6]=[.I$1];[.H5]+[.$R$3];[.H5]+[.$R$4]))" office:value-type="float" office:value="0" calcext:value-type="float">
            <text:p>0</text:p>
          </table:table-cell>
          <table:table-cell table:formula="of:=MAX([.I6]+[.$R$2];[.J5]+[.$R$2];IF([.$A6]=[.J$1];[.I5]+[.$R$3];[.I5]+[.$R$4]))" office:value-type="float" office:value="-1" calcext:value-type="float">
            <text:p>-1</text:p>
          </table:table-cell>
          <table:table-cell table:formula="of:=MAX([.J6]+[.$R$2];[.K5]+[.$R$2];IF([.$A6]=[.K$1];[.J5]+[.$R$3];[.J5]+[.$R$4]))" office:value-type="float" office:value="-2" calcext:value-type="float">
            <text:p>-2</text:p>
          </table:table-cell>
          <table:table-cell table:formula="of:=MAX([.K6]+[.$R$2];[.L5]+[.$R$2];IF([.$A6]=[.L$1];[.K5]+[.$R$3];[.K5]+[.$R$4]))" office:value-type="float" office:value="-3" calcext:value-type="float">
            <text:p>-3</text:p>
          </table:table-cell>
          <table:table-cell table:formula="of:=MAX([.L6]+[.$R$2];[.M5]+[.$R$2];IF([.$A6]=[.M$1];[.L5]+[.$R$3];[.L5]+[.$R$4]))" office:value-type="float" office:value="-4" calcext:value-type="float">
            <text:p>-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 table:formula="of:=[.B6]+[.$R$2]" office:value-type="float" office:value="-5" calcext:value-type="float">
            <text:p>-5</text:p>
          </table:table-cell>
          <table:table-cell table:formula="of:=MAX([.B7]+[.$R$2];[.C6]+[.$R$2];IF([.$A7]=[.C$1];[.B6]+[.$R$3];[.B6]+[.$R$4]))" office:value-type="float" office:value="-3" calcext:value-type="float">
            <text:p>-3</text:p>
          </table:table-cell>
          <table:table-cell table:formula="of:=MAX([.C7]+[.$R$2];[.D6]+[.$R$2];IF([.$A7]=[.D$1];[.C6]+[.$R$3];[.C6]+[.$R$4]))" office:value-type="float" office:value="-1" calcext:value-type="float">
            <text:p>-1</text:p>
          </table:table-cell>
          <table:table-cell table:formula="of:=MAX([.D7]+[.$R$2];[.E6]+[.$R$2];IF([.$A7]=[.E$1];[.D6]+[.$R$3];[.D6]+[.$R$4]))" office:value-type="float" office:value="0" calcext:value-type="float">
            <text:p>0</text:p>
          </table:table-cell>
          <table:table-cell table:formula="of:=MAX([.E7]+[.$R$2];[.F6]+[.$R$2];IF([.$A7]=[.F$1];[.E6]+[.$R$3];[.E6]+[.$R$4]))" office:value-type="float" office:value="1" calcext:value-type="float">
            <text:p>1</text:p>
          </table:table-cell>
          <table:table-cell table:formula="of:=MAX([.F7]+[.$R$2];[.G6]+[.$R$2];IF([.$A7]=[.G$1];[.F6]+[.$R$3];[.F6]+[.$R$4]))" office:value-type="float" office:value="2" calcext:value-type="float">
            <text:p>2</text:p>
          </table:table-cell>
          <table:table-cell table:formula="of:=MAX([.G7]+[.$R$2];[.H6]+[.$R$2];IF([.$A7]=[.H$1];[.G6]+[.$R$3];[.G6]+[.$R$4]))" office:value-type="float" office:value="2" calcext:value-type="float">
            <text:p>2</text:p>
          </table:table-cell>
          <table:table-cell table:formula="of:=MAX([.H7]+[.$R$2];[.I6]+[.$R$2];IF([.$A7]=[.I$1];[.H6]+[.$R$3];[.H6]+[.$R$4]))" office:value-type="float" office:value="1" calcext:value-type="float">
            <text:p>1</text:p>
          </table:table-cell>
          <table:table-cell table:formula="of:=MAX([.I7]+[.$R$2];[.J6]+[.$R$2];IF([.$A7]=[.J$1];[.I6]+[.$R$3];[.I6]+[.$R$4]))" office:value-type="float" office:value="1" calcext:value-type="float">
            <text:p>1</text:p>
          </table:table-cell>
          <table:table-cell table:formula="of:=MAX([.J7]+[.$R$2];[.K6]+[.$R$2];IF([.$A7]=[.K$1];[.J6]+[.$R$3];[.J6]+[.$R$4]))" office:value-type="float" office:value="0" calcext:value-type="float">
            <text:p>0</text:p>
          </table:table-cell>
          <table:table-cell table:formula="of:=MAX([.K7]+[.$R$2];[.L6]+[.$R$2];IF([.$A7]=[.L$1];[.K6]+[.$R$3];[.K6]+[.$R$4]))" office:value-type="float" office:value="-1" calcext:value-type="float">
            <text:p>-1</text:p>
          </table:table-cell>
          <table:table-cell table:formula="of:=MAX([.L7]+[.$R$2];[.M6]+[.$R$2];IF([.$A7]=[.M$1];[.L6]+[.$R$3];[.L6]+[.$R$4]))" office:value-type="float" office:value="-2" calcext:value-type="float">
            <text:p>-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</text:p>
          </table:table-cell>
          <table:table-cell table:formula="of:=[.B7]+[.$R$2]" office:value-type="float" office:value="-6" calcext:value-type="float">
            <text:p>-6</text:p>
          </table:table-cell>
          <table:table-cell table:formula="of:=MAX([.B8]+[.$R$2];[.C7]+[.$R$2];IF([.$A8]=[.C$1];[.B7]+[.$R$3];[.B7]+[.$R$4]))" office:value-type="float" office:value="-4" calcext:value-type="float">
            <text:p>-4</text:p>
          </table:table-cell>
          <table:table-cell table:formula="of:=MAX([.C8]+[.$R$2];[.D7]+[.$R$2];IF([.$A8]=[.D$1];[.C7]+[.$R$3];[.C7]+[.$R$4]))" office:value-type="float" office:value="-2" calcext:value-type="float">
            <text:p>-2</text:p>
          </table:table-cell>
          <table:table-cell table:formula="of:=MAX([.D8]+[.$R$2];[.E7]+[.$R$2];IF([.$A8]=[.E$1];[.D7]+[.$R$3];[.D7]+[.$R$4]))" office:value-type="float" office:value="-1" calcext:value-type="float">
            <text:p>-1</text:p>
          </table:table-cell>
          <table:table-cell table:formula="of:=MAX([.E8]+[.$R$2];[.F7]+[.$R$2];IF([.$A8]=[.F$1];[.E7]+[.$R$3];[.E7]+[.$R$4]))" office:value-type="float" office:value="0" calcext:value-type="float">
            <text:p>0</text:p>
          </table:table-cell>
          <table:table-cell table:formula="of:=MAX([.F8]+[.$R$2];[.G7]+[.$R$2];IF([.$A8]=[.G$1];[.F7]+[.$R$3];[.F7]+[.$R$4]))" office:value-type="float" office:value="2" calcext:value-type="float">
            <text:p>2</text:p>
          </table:table-cell>
          <table:table-cell table:formula="of:=MAX([.G8]+[.$R$2];[.H7]+[.$R$2];IF([.$A8]=[.H$1];[.G7]+[.$R$3];[.G7]+[.$R$4]))" office:value-type="float" office:value="2" calcext:value-type="float">
            <text:p>2</text:p>
          </table:table-cell>
          <table:table-cell table:formula="of:=MAX([.H8]+[.$R$2];[.I7]+[.$R$2];IF([.$A8]=[.I$1];[.H7]+[.$R$3];[.H7]+[.$R$4]))" office:value-type="float" office:value="3" calcext:value-type="float">
            <text:p>3</text:p>
          </table:table-cell>
          <table:table-cell table:formula="of:=MAX([.I8]+[.$R$2];[.J7]+[.$R$2];IF([.$A8]=[.J$1];[.I7]+[.$R$3];[.I7]+[.$R$4]))" office:value-type="float" office:value="2" calcext:value-type="float">
            <text:p>2</text:p>
          </table:table-cell>
          <table:table-cell table:formula="of:=MAX([.J8]+[.$R$2];[.K7]+[.$R$2];IF([.$A8]=[.K$1];[.J7]+[.$R$3];[.J7]+[.$R$4]))" office:value-type="float" office:value="1" calcext:value-type="float">
            <text:p>1</text:p>
          </table:table-cell>
          <table:table-cell table:formula="of:=MAX([.K8]+[.$R$2];[.L7]+[.$R$2];IF([.$A8]=[.L$1];[.K7]+[.$R$3];[.K7]+[.$R$4]))" office:value-type="float" office:value="1" calcext:value-type="float">
            <text:p>1</text:p>
          </table:table-cell>
          <table:table-cell table:formula="of:=MAX([.L8]+[.$R$2];[.M7]+[.$R$2];IF([.$A8]=[.M$1];[.L7]+[.$R$3];[.L7]+[.$R$4])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</text:p>
          </table:table-cell>
          <table:table-cell table:formula="of:=[.B8]+[.$R$2]" office:value-type="float" office:value="-7" calcext:value-type="float">
            <text:p>-7</text:p>
          </table:table-cell>
          <table:table-cell table:formula="of:=MAX([.B9]+[.$R$2];[.C8]+[.$R$2];IF([.$A9]=[.C$1];[.B8]+[.$R$3];[.B8]+[.$R$4]))" office:value-type="float" office:value="-5" calcext:value-type="float">
            <text:p>-5</text:p>
          </table:table-cell>
          <table:table-cell table:formula="of:=MAX([.C9]+[.$R$2];[.D8]+[.$R$2];IF([.$A9]=[.D$1];[.C8]+[.$R$3];[.C8]+[.$R$4]))" office:value-type="float" office:value="-3" calcext:value-type="float">
            <text:p>-3</text:p>
          </table:table-cell>
          <table:table-cell table:formula="of:=MAX([.D9]+[.$R$2];[.E8]+[.$R$2];IF([.$A9]=[.E$1];[.D8]+[.$R$3];[.D8]+[.$R$4]))" office:value-type="float" office:value="-2" calcext:value-type="float">
            <text:p>-2</text:p>
          </table:table-cell>
          <table:table-cell table:formula="of:=MAX([.E9]+[.$R$2];[.F8]+[.$R$2];IF([.$A9]=[.F$1];[.E8]+[.$R$3];[.E8]+[.$R$4]))" office:value-type="float" office:value="0" calcext:value-type="float">
            <text:p>0</text:p>
          </table:table-cell>
          <table:table-cell table:formula="of:=MAX([.F9]+[.$R$2];[.G8]+[.$R$2];IF([.$A9]=[.G$1];[.F8]+[.$R$3];[.F8]+[.$R$4]))" office:value-type="float" office:value="1" calcext:value-type="float">
            <text:p>1</text:p>
          </table:table-cell>
          <table:table-cell table:formula="of:=MAX([.G9]+[.$R$2];[.H8]+[.$R$2];IF([.$A9]=[.H$1];[.G8]+[.$R$3];[.G8]+[.$R$4]))" office:value-type="float" office:value="2" calcext:value-type="float">
            <text:p>2</text:p>
          </table:table-cell>
          <table:table-cell table:formula="of:=MAX([.H9]+[.$R$2];[.I8]+[.$R$2];IF([.$A9]=[.I$1];[.H8]+[.$R$3];[.H8]+[.$R$4]))" office:value-type="float" office:value="2" calcext:value-type="float">
            <text:p>2</text:p>
          </table:table-cell>
          <table:table-cell table:formula="of:=MAX([.I9]+[.$R$2];[.J8]+[.$R$2];IF([.$A9]=[.J$1];[.I8]+[.$R$3];[.I8]+[.$R$4]))" office:value-type="float" office:value="3" calcext:value-type="float">
            <text:p>3</text:p>
          </table:table-cell>
          <table:table-cell table:formula="of:=MAX([.J9]+[.$R$2];[.K8]+[.$R$2];IF([.$A9]=[.K$1];[.J8]+[.$R$3];[.J8]+[.$R$4]))" office:value-type="float" office:value="3" calcext:value-type="float">
            <text:p>3</text:p>
          </table:table-cell>
          <table:table-cell table:formula="of:=MAX([.K9]+[.$R$2];[.L8]+[.$R$2];IF([.$A9]=[.L$1];[.K8]+[.$R$3];[.K8]+[.$R$4]))" office:value-type="float" office:value="2" calcext:value-type="float">
            <text:p>2</text:p>
          </table:table-cell>
          <table:table-cell table:formula="of:=MAX([.L9]+[.$R$2];[.M8]+[.$R$2];IF([.$A9]=[.M$1];[.L8]+[.$R$3];[.L8]+[.$R$4]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 table:formula="of:=[.B9]+[.$R$2]" office:value-type="float" office:value="-8" calcext:value-type="float">
            <text:p>-8</text:p>
          </table:table-cell>
          <table:table-cell table:formula="of:=MAX([.B10]+[.$R$2];[.C9]+[.$R$2];IF([.$A10]=[.C$1];[.B9]+[.$R$3];[.B9]+[.$R$4]))" office:value-type="float" office:value="-6" calcext:value-type="float">
            <text:p>-6</text:p>
          </table:table-cell>
          <table:table-cell table:formula="of:=MAX([.C10]+[.$R$2];[.D9]+[.$R$2];IF([.$A10]=[.D$1];[.C9]+[.$R$3];[.C9]+[.$R$4]))" office:value-type="float" office:value="-4" calcext:value-type="float">
            <text:p>-4</text:p>
          </table:table-cell>
          <table:table-cell table:formula="of:=MAX([.D10]+[.$R$2];[.E9]+[.$R$2];IF([.$A10]=[.E$1];[.D9]+[.$R$3];[.D9]+[.$R$4]))" office:value-type="float" office:value="-3" calcext:value-type="float">
            <text:p>-3</text:p>
          </table:table-cell>
          <table:table-cell table:formula="of:=MAX([.E10]+[.$R$2];[.F9]+[.$R$2];IF([.$A10]=[.F$1];[.E9]+[.$R$3];[.E9]+[.$R$4]))" office:value-type="float" office:value="-1" calcext:value-type="float">
            <text:p>-1</text:p>
          </table:table-cell>
          <table:table-cell table:formula="of:=MAX([.F10]+[.$R$2];[.G9]+[.$R$2];IF([.$A10]=[.G$1];[.F9]+[.$R$3];[.F9]+[.$R$4]))" office:value-type="float" office:value="0" calcext:value-type="float">
            <text:p>0</text:p>
          </table:table-cell>
          <table:table-cell table:formula="of:=MAX([.G10]+[.$R$2];[.H9]+[.$R$2];IF([.$A10]=[.H$1];[.G9]+[.$R$3];[.G9]+[.$R$4]))" office:value-type="float" office:value="2" calcext:value-type="float">
            <text:p>2</text:p>
          </table:table-cell>
          <table:table-cell table:formula="of:=MAX([.H10]+[.$R$2];[.I9]+[.$R$2];IF([.$A10]=[.I$1];[.H9]+[.$R$3];[.H9]+[.$R$4]))" office:value-type="float" office:value="2" calcext:value-type="float">
            <text:p>2</text:p>
          </table:table-cell>
          <table:table-cell table:formula="of:=MAX([.I10]+[.$R$2];[.J9]+[.$R$2];IF([.$A10]=[.J$1];[.I9]+[.$R$3];[.I9]+[.$R$4]))" office:value-type="float" office:value="3" calcext:value-type="float">
            <text:p>3</text:p>
          </table:table-cell>
          <table:table-cell table:formula="of:=MAX([.J10]+[.$R$2];[.K9]+[.$R$2];IF([.$A10]=[.K$1];[.J9]+[.$R$3];[.J9]+[.$R$4]))" office:value-type="float" office:value="3" calcext:value-type="float">
            <text:p>3</text:p>
          </table:table-cell>
          <table:table-cell table:formula="of:=MAX([.K10]+[.$R$2];[.L9]+[.$R$2];IF([.$A10]=[.L$1];[.K9]+[.$R$3];[.K9]+[.$R$4]))" office:value-type="float" office:value="3" calcext:value-type="float">
            <text:p>3</text:p>
          </table:table-cell>
          <table:table-cell table:formula="of:=MAX([.L10]+[.$R$2];[.M9]+[.$R$2];IF([.$A10]=[.M$1];[.L9]+[.$R$3];[.L9]+[.$R$4]))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</text:p>
          </table:table-cell>
          <table:table-cell table:formula="of:=[.B10]+[.$R$2]" office:value-type="float" office:value="-9" calcext:value-type="float">
            <text:p>-9</text:p>
          </table:table-cell>
          <table:table-cell table:formula="of:=MAX([.B11]+[.$R$2];[.C10]+[.$R$2];IF([.$A11]=[.C$1];[.B10]+[.$R$3];[.B10]+[.$R$4]))" office:value-type="float" office:value="-7" calcext:value-type="float">
            <text:p>-7</text:p>
          </table:table-cell>
          <table:table-cell table:formula="of:=MAX([.C11]+[.$R$2];[.D10]+[.$R$2];IF([.$A11]=[.D$1];[.C10]+[.$R$3];[.C10]+[.$R$4]))" office:value-type="float" office:value="-5" calcext:value-type="float">
            <text:p>-5</text:p>
          </table:table-cell>
          <table:table-cell table:formula="of:=MAX([.D11]+[.$R$2];[.E10]+[.$R$2];IF([.$A11]=[.E$1];[.D10]+[.$R$3];[.D10]+[.$R$4]))" office:value-type="float" office:value="-4" calcext:value-type="float">
            <text:p>-4</text:p>
          </table:table-cell>
          <table:table-cell table:formula="of:=MAX([.E11]+[.$R$2];[.F10]+[.$R$2];IF([.$A11]=[.F$1];[.E10]+[.$R$3];[.E10]+[.$R$4]))" office:value-type="float" office:value="-2" calcext:value-type="float">
            <text:p>-2</text:p>
          </table:table-cell>
          <table:table-cell table:formula="of:=MAX([.F11]+[.$R$2];[.G10]+[.$R$2];IF([.$A11]=[.G$1];[.F10]+[.$R$3];[.F10]+[.$R$4]))" office:value-type="float" office:value="-1" calcext:value-type="float">
            <text:p>-1</text:p>
          </table:table-cell>
          <table:table-cell table:formula="of:=MAX([.G11]+[.$R$2];[.H10]+[.$R$2];IF([.$A11]=[.H$1];[.G10]+[.$R$3];[.G10]+[.$R$4]))" office:value-type="float" office:value="1" calcext:value-type="float">
            <text:p>1</text:p>
          </table:table-cell>
          <table:table-cell table:formula="of:=MAX([.H11]+[.$R$2];[.I10]+[.$R$2];IF([.$A11]=[.I$1];[.H10]+[.$R$3];[.H10]+[.$R$4]))" office:value-type="float" office:value="2" calcext:value-type="float">
            <text:p>2</text:p>
          </table:table-cell>
          <table:table-cell table:formula="of:=MAX([.I11]+[.$R$2];[.J10]+[.$R$2];IF([.$A11]=[.J$1];[.I10]+[.$R$3];[.I10]+[.$R$4]))" office:value-type="float" office:value="2" calcext:value-type="float">
            <text:p>2</text:p>
          </table:table-cell>
          <table:table-cell table:formula="of:=MAX([.J11]+[.$R$2];[.K10]+[.$R$2];IF([.$A11]=[.K$1];[.J10]+[.$R$3];[.J10]+[.$R$4]))" office:value-type="float" office:value="4" calcext:value-type="float">
            <text:p>4</text:p>
          </table:table-cell>
          <table:table-cell table:formula="of:=MAX([.K11]+[.$R$2];[.L10]+[.$R$2];IF([.$A11]=[.L$1];[.K10]+[.$R$3];[.K10]+[.$R$4]))" office:value-type="float" office:value="3" calcext:value-type="float">
            <text:p>3</text:p>
          </table:table-cell>
          <table:table-cell table:formula="of:=MAX([.L11]+[.$R$2];[.M10]+[.$R$2];IF([.$A11]=[.M$1];[.L10]+[.$R$3];[.L10]+[.$R$4])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</text:p>
          </table:table-cell>
          <table:table-cell table:formula="of:=[.B11]+[.$R$2]" office:value-type="float" office:value="-10" calcext:value-type="float">
            <text:p>-10</text:p>
          </table:table-cell>
          <table:table-cell table:formula="of:=MAX([.B12]+[.$R$2];[.C11]+[.$R$2];IF([.$A12]=[.C$1];[.B11]+[.$R$3];[.B11]+[.$R$4]))" office:value-type="float" office:value="-8" calcext:value-type="float">
            <text:p>-8</text:p>
          </table:table-cell>
          <table:table-cell table:formula="of:=MAX([.C12]+[.$R$2];[.D11]+[.$R$2];IF([.$A12]=[.D$1];[.C11]+[.$R$3];[.C11]+[.$R$4]))" office:value-type="float" office:value="-6" calcext:value-type="float">
            <text:p>-6</text:p>
          </table:table-cell>
          <table:table-cell table:formula="of:=MAX([.D12]+[.$R$2];[.E11]+[.$R$2];IF([.$A12]=[.E$1];[.D11]+[.$R$3];[.D11]+[.$R$4]))" office:value-type="float" office:value="-5" calcext:value-type="float">
            <text:p>-5</text:p>
          </table:table-cell>
          <table:table-cell table:formula="of:=MAX([.E12]+[.$R$2];[.F11]+[.$R$2];IF([.$A12]=[.F$1];[.E11]+[.$R$3];[.E11]+[.$R$4]))" office:value-type="float" office:value="-3" calcext:value-type="float">
            <text:p>-3</text:p>
          </table:table-cell>
          <table:table-cell table:formula="of:=MAX([.F12]+[.$R$2];[.G11]+[.$R$2];IF([.$A12]=[.G$1];[.F11]+[.$R$3];[.F11]+[.$R$4]))" office:value-type="float" office:value="-1" calcext:value-type="float">
            <text:p>-1</text:p>
          </table:table-cell>
          <table:table-cell table:formula="of:=MAX([.G12]+[.$R$2];[.H11]+[.$R$2];IF([.$A12]=[.H$1];[.G11]+[.$R$3];[.G11]+[.$R$4]))" office:value-type="float" office:value="0" calcext:value-type="float">
            <text:p>0</text:p>
          </table:table-cell>
          <table:table-cell table:formula="of:=MAX([.H12]+[.$R$2];[.I11]+[.$R$2];IF([.$A12]=[.I$1];[.H11]+[.$R$3];[.H11]+[.$R$4]))" office:value-type="float" office:value="2" calcext:value-type="float">
            <text:p>2</text:p>
          </table:table-cell>
          <table:table-cell table:formula="of:=MAX([.I12]+[.$R$2];[.J11]+[.$R$2];IF([.$A12]=[.J$1];[.I11]+[.$R$3];[.I11]+[.$R$4]))" office:value-type="float" office:value="2" calcext:value-type="float">
            <text:p>2</text:p>
          </table:table-cell>
          <table:table-cell table:formula="of:=MAX([.J12]+[.$R$2];[.K11]+[.$R$2];IF([.$A12]=[.K$1];[.J11]+[.$R$3];[.J11]+[.$R$4]))" office:value-type="float" office:value="3" calcext:value-type="float">
            <text:p>3</text:p>
          </table:table-cell>
          <table:table-cell table:formula="of:=MAX([.K12]+[.$R$2];[.L11]+[.$R$2];IF([.$A12]=[.L$1];[.K11]+[.$R$3];[.K11]+[.$R$4]))" office:value-type="float" office:value="5" calcext:value-type="float">
            <text:p>5</text:p>
          </table:table-cell>
          <table:table-cell table:formula="of:=MAX([.L12]+[.$R$2];[.M11]+[.$R$2];IF([.$A12]=[.M$1];[.L11]+[.$R$3];[.L11]+[.$R$4]))" office:value-type="float" office:value="4" calcext:value-type="float">
            <text:p>4</text:p>
          </table:table-cell>
          <table:table-cell table:number-columns-repeated="1011"/>
        </table:table-row>
      </table:table>
      <table:table table:name="localAlignement_SW_changeVar" table:style-name="ta1">
        <table:table-column table:style-name="co5" table:default-cell-style-name="ce2"/>
        <table:table-column table:style-name="co6" table:default-cell-style-name="ce3"/>
        <table:table-column table:style-name="co6" table:number-columns-repeated="11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4" office:value-type="string" calcext:value-type="string">
            <text:p>-</text:p>
          </table:table-cell>
          <table:table-cell table:number-columns-repeated="3" table:style-name="ce4" office:value-type="string" calcext:value-type="string">
            <text:p>C</text:p>
          </table:table-cell>
          <table:table-cell table:number-columns-repeated="4" table:style-name="ce4" office:value-type="string" calcext:value-type="string">
            <text:p>T</text:p>
          </table:table-cell>
          <table:table-cell table:number-columns-repeated="4" table:style-name="ce4" office:value-type="string" calcext:value-type="string">
            <text:p>C</text:p>
          </table:table-cell>
          <table:table-cell table:number-columns-repeated="3"/>
          <table:table-cell table:style-name="ce49"/>
          <table:table-cell table:style-name="ce49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3"/>
          <table:table-cell table:style-name="ce49" office:value-type="string" calcext:value-type="string">
            <text:p>gap</text:p>
          </table:table-cell>
          <table:table-cell table:style-name="ce49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formula="of:=MAX(0;[.B3]+[.$R$2];[.C2]+[.$R$2];IF([.$A3]=[.C$1];[.B2]+[.$R$3];[.B2]+[.$R$4]))" office:value-type="float" office:value="0" calcext:value-type="float">
            <text:p>0</text:p>
          </table:table-cell>
          <table:table-cell table:formula="of:=MAX(0;[.C3]+[.$R$2];[.D2]+[.$R$2];IF([.$A3]=[.D$1];[.C2]+[.$R$3];[.C2]+[.$R$4]))" office:value-type="float" office:value="0" calcext:value-type="float">
            <text:p>0</text:p>
          </table:table-cell>
          <table:table-cell table:formula="of:=MAX(0;[.D3]+[.$R$2];[.E2]+[.$R$2];IF([.$A3]=[.E$1];[.D2]+[.$R$3];[.D2]+[.$R$4]))" office:value-type="float" office:value="0" calcext:value-type="float">
            <text:p>0</text:p>
          </table:table-cell>
          <table:table-cell table:formula="of:=MAX(0;[.E3]+[.$R$2];[.F2]+[.$R$2];IF([.$A3]=[.F$1];[.E2]+[.$R$3];[.E2]+[.$R$4]))" office:value-type="float" office:value="0" calcext:value-type="float">
            <text:p>0</text:p>
          </table:table-cell>
          <table:table-cell table:formula="of:=MAX(0;[.F3]+[.$R$2];[.G2]+[.$R$2];IF([.$A3]=[.G$1];[.F2]+[.$R$3];[.F2]+[.$R$4]))" office:value-type="float" office:value="0" calcext:value-type="float">
            <text:p>0</text:p>
          </table:table-cell>
          <table:table-cell table:formula="of:=MAX(0;[.G3]+[.$R$2];[.H2]+[.$R$2];IF([.$A3]=[.H$1];[.G2]+[.$R$3];[.G2]+[.$R$4]))" office:value-type="float" office:value="0" calcext:value-type="float">
            <text:p>0</text:p>
          </table:table-cell>
          <table:table-cell table:formula="of:=MAX(0;[.H3]+[.$R$2];[.I2]+[.$R$2];IF([.$A3]=[.I$1];[.H2]+[.$R$3];[.H2]+[.$R$4]))" office:value-type="float" office:value="0" calcext:value-type="float">
            <text:p>0</text:p>
          </table:table-cell>
          <table:table-cell table:formula="of:=MAX(0;[.I3]+[.$R$2];[.J2]+[.$R$2];IF([.$A3]=[.J$1];[.I2]+[.$R$3];[.I2]+[.$R$4]))" office:value-type="float" office:value="0" calcext:value-type="float">
            <text:p>0</text:p>
          </table:table-cell>
          <table:table-cell table:formula="of:=MAX(0;[.J3]+[.$R$2];[.K2]+[.$R$2];IF([.$A3]=[.K$1];[.J2]+[.$R$3];[.J2]+[.$R$4]))" office:value-type="float" office:value="0" calcext:value-type="float">
            <text:p>0</text:p>
          </table:table-cell>
          <table:table-cell table:formula="of:=MAX(0;[.K3]+[.$R$2];[.L2]+[.$R$2];IF([.$A3]=[.L$1];[.K2]+[.$R$3];[.K2]+[.$R$4]))" office:value-type="float" office:value="0" calcext:value-type="float">
            <text:p>0</text:p>
          </table:table-cell>
          <table:table-cell table:formula="of:=MAX(0;[.L3]+[.$R$2];[.M2]+[.$R$2];IF([.$A3]=[.M$1];[.L2]+[.$R$3];[.L2]+[.$R$4]))" office:value-type="float" office:value="0" calcext:value-type="float">
            <text:p>0</text:p>
          </table:table-cell>
          <table:table-cell table:number-columns-repeated="3"/>
          <table:table-cell table:style-name="ce49" office:value-type="string" calcext:value-type="string">
            <text:p>match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formula="of:=MAX(0;[.B4]+[.$R$2];[.C3]+[.$R$2];IF([.$A4]=[.C$1];[.B3]+[.$R$3];[.B3]+[.$R$4]))" office:value-type="float" office:value="0" calcext:value-type="float">
            <text:p>0</text:p>
          </table:table-cell>
          <table:table-cell table:formula="of:=MAX(0;[.C4]+[.$R$2];[.D3]+[.$R$2];IF([.$A4]=[.D$1];[.C3]+[.$R$3];[.C3]+[.$R$4]))" office:value-type="float" office:value="0" calcext:value-type="float">
            <text:p>0</text:p>
          </table:table-cell>
          <table:table-cell table:formula="of:=MAX(0;[.D4]+[.$R$2];[.E3]+[.$R$2];IF([.$A4]=[.E$1];[.D3]+[.$R$3];[.D3]+[.$R$4]))" office:value-type="float" office:value="0" calcext:value-type="float">
            <text:p>0</text:p>
          </table:table-cell>
          <table:table-cell table:formula="of:=MAX(0;[.E4]+[.$R$2];[.F3]+[.$R$2];IF([.$A4]=[.F$1];[.E3]+[.$R$3];[.E3]+[.$R$4]))" office:value-type="float" office:value="0" calcext:value-type="float">
            <text:p>0</text:p>
          </table:table-cell>
          <table:table-cell table:formula="of:=MAX(0;[.F4]+[.$R$2];[.G3]+[.$R$2];IF([.$A4]=[.G$1];[.F3]+[.$R$3];[.F3]+[.$R$4]))" office:value-type="float" office:value="0" calcext:value-type="float">
            <text:p>0</text:p>
          </table:table-cell>
          <table:table-cell table:formula="of:=MAX(0;[.G4]+[.$R$2];[.H3]+[.$R$2];IF([.$A4]=[.H$1];[.G3]+[.$R$3];[.G3]+[.$R$4]))" office:value-type="float" office:value="0" calcext:value-type="float">
            <text:p>0</text:p>
          </table:table-cell>
          <table:table-cell table:formula="of:=MAX(0;[.H4]+[.$R$2];[.I3]+[.$R$2];IF([.$A4]=[.I$1];[.H3]+[.$R$3];[.H3]+[.$R$4]))" office:value-type="float" office:value="0" calcext:value-type="float">
            <text:p>0</text:p>
          </table:table-cell>
          <table:table-cell table:formula="of:=MAX(0;[.I4]+[.$R$2];[.J3]+[.$R$2];IF([.$A4]=[.J$1];[.I3]+[.$R$3];[.I3]+[.$R$4]))" office:value-type="float" office:value="0" calcext:value-type="float">
            <text:p>0</text:p>
          </table:table-cell>
          <table:table-cell table:formula="of:=MAX(0;[.J4]+[.$R$2];[.K3]+[.$R$2];IF([.$A4]=[.K$1];[.J3]+[.$R$3];[.J3]+[.$R$4]))" office:value-type="float" office:value="0" calcext:value-type="float">
            <text:p>0</text:p>
          </table:table-cell>
          <table:table-cell table:formula="of:=MAX(0;[.K4]+[.$R$2];[.L3]+[.$R$2];IF([.$A4]=[.L$1];[.K3]+[.$R$3];[.K3]+[.$R$4]))" office:value-type="float" office:value="0" calcext:value-type="float">
            <text:p>0</text:p>
          </table:table-cell>
          <table:table-cell table:formula="of:=MAX(0;[.L4]+[.$R$2];[.M3]+[.$R$2];IF([.$A4]=[.M$1];[.L3]+[.$R$3];[.L3]+[.$R$4]))" office:value-type="float" office:value="0" calcext:value-type="float">
            <text:p>0</text:p>
          </table:table-cell>
          <table:table-cell table:number-columns-repeated="3"/>
          <table:table-cell table:style-name="ce49" office:value-type="string" calcext:value-type="string">
            <text:p>mismatch</text:p>
          </table:table-cell>
          <table:table-cell table:style-name="ce49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formula="of:=MAX(0;[.B5]+[.$R$2];[.C4]+[.$R$2];IF([.$A5]=[.C$1];[.B4]+[.$R$3];[.B4]+[.$R$4]))" office:value-type="float" office:value="0" calcext:value-type="float">
            <text:p>0</text:p>
          </table:table-cell>
          <table:table-cell table:formula="of:=MAX(0;[.C5]+[.$R$2];[.D4]+[.$R$2];IF([.$A5]=[.D$1];[.C4]+[.$R$3];[.C4]+[.$R$4]))" office:value-type="float" office:value="0" calcext:value-type="float">
            <text:p>0</text:p>
          </table:table-cell>
          <table:table-cell table:formula="of:=MAX(0;[.D5]+[.$R$2];[.E4]+[.$R$2];IF([.$A5]=[.E$1];[.D4]+[.$R$3];[.D4]+[.$R$4]))" office:value-type="float" office:value="0" calcext:value-type="float">
            <text:p>0</text:p>
          </table:table-cell>
          <table:table-cell table:formula="of:=MAX(0;[.E5]+[.$R$2];[.F4]+[.$R$2];IF([.$A5]=[.F$1];[.E4]+[.$R$3];[.E4]+[.$R$4]))" office:value-type="float" office:value="0" calcext:value-type="float">
            <text:p>0</text:p>
          </table:table-cell>
          <table:table-cell table:formula="of:=MAX(0;[.F5]+[.$R$2];[.G4]+[.$R$2];IF([.$A5]=[.G$1];[.F4]+[.$R$3];[.F4]+[.$R$4]))" office:value-type="float" office:value="0" calcext:value-type="float">
            <text:p>0</text:p>
          </table:table-cell>
          <table:table-cell table:formula="of:=MAX(0;[.G5]+[.$R$2];[.H4]+[.$R$2];IF([.$A5]=[.H$1];[.G4]+[.$R$3];[.G4]+[.$R$4]))" office:value-type="float" office:value="0" calcext:value-type="float">
            <text:p>0</text:p>
          </table:table-cell>
          <table:table-cell table:formula="of:=MAX(0;[.H5]+[.$R$2];[.I4]+[.$R$2];IF([.$A5]=[.I$1];[.H4]+[.$R$3];[.H4]+[.$R$4]))" office:value-type="float" office:value="0" calcext:value-type="float">
            <text:p>0</text:p>
          </table:table-cell>
          <table:table-cell table:formula="of:=MAX(0;[.I5]+[.$R$2];[.J4]+[.$R$2];IF([.$A5]=[.J$1];[.I4]+[.$R$3];[.I4]+[.$R$4]))" office:value-type="float" office:value="0" calcext:value-type="float">
            <text:p>0</text:p>
          </table:table-cell>
          <table:table-cell table:formula="of:=MAX(0;[.J5]+[.$R$2];[.K4]+[.$R$2];IF([.$A5]=[.K$1];[.J4]+[.$R$3];[.J4]+[.$R$4]))" office:value-type="float" office:value="0" calcext:value-type="float">
            <text:p>0</text:p>
          </table:table-cell>
          <table:table-cell table:formula="of:=MAX(0;[.K5]+[.$R$2];[.L4]+[.$R$2];IF([.$A5]=[.L$1];[.K4]+[.$R$3];[.K4]+[.$R$4]))" office:value-type="float" office:value="0" calcext:value-type="float">
            <text:p>0</text:p>
          </table:table-cell>
          <table:table-cell table:formula="of:=MAX(0;[.L5]+[.$R$2];[.M4]+[.$R$2];IF([.$A5]=[.M$1];[.L4]+[.$R$3];[.L4]+[.$R$4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formula="of:=MAX(0;[.B6]+[.$R$2];[.C5]+[.$R$2];IF([.$A6]=[.C$1];[.B5]+[.$R$3];[.B5]+[.$R$4]))" office:value-type="float" office:value="0" calcext:value-type="float">
            <text:p>0</text:p>
          </table:table-cell>
          <table:table-cell table:formula="of:=MAX(0;[.C6]+[.$R$2];[.D5]+[.$R$2];IF([.$A6]=[.D$1];[.C5]+[.$R$3];[.C5]+[.$R$4]))" office:value-type="float" office:value="0" calcext:value-type="float">
            <text:p>0</text:p>
          </table:table-cell>
          <table:table-cell table:formula="of:=MAX(0;[.D6]+[.$R$2];[.E5]+[.$R$2];IF([.$A6]=[.E$1];[.D5]+[.$R$3];[.D5]+[.$R$4]))" office:value-type="float" office:value="0" calcext:value-type="float">
            <text:p>0</text:p>
          </table:table-cell>
          <table:table-cell table:formula="of:=MAX(0;[.E6]+[.$R$2];[.F5]+[.$R$2];IF([.$A6]=[.F$1];[.E5]+[.$R$3];[.E5]+[.$R$4]))" office:value-type="float" office:value="1" calcext:value-type="float">
            <text:p>1</text:p>
          </table:table-cell>
          <table:table-cell table:formula="of:=MAX(0;[.F6]+[.$R$2];[.G5]+[.$R$2];IF([.$A6]=[.G$1];[.F5]+[.$R$3];[.F5]+[.$R$4]))" office:value-type="float" office:value="1" calcext:value-type="float">
            <text:p>1</text:p>
          </table:table-cell>
          <table:table-cell table:formula="of:=MAX(0;[.G6]+[.$R$2];[.H5]+[.$R$2];IF([.$A6]=[.H$1];[.G5]+[.$R$3];[.G5]+[.$R$4]))" office:value-type="float" office:value="1" calcext:value-type="float">
            <text:p>1</text:p>
          </table:table-cell>
          <table:table-cell table:formula="of:=MAX(0;[.H6]+[.$R$2];[.I5]+[.$R$2];IF([.$A6]=[.I$1];[.H5]+[.$R$3];[.H5]+[.$R$4]))" office:value-type="float" office:value="1" calcext:value-type="float">
            <text:p>1</text:p>
          </table:table-cell>
          <table:table-cell table:formula="of:=MAX(0;[.I6]+[.$R$2];[.J5]+[.$R$2];IF([.$A6]=[.J$1];[.I5]+[.$R$3];[.I5]+[.$R$4]))" office:value-type="float" office:value="0" calcext:value-type="float">
            <text:p>0</text:p>
          </table:table-cell>
          <table:table-cell table:formula="of:=MAX(0;[.J6]+[.$R$2];[.K5]+[.$R$2];IF([.$A6]=[.K$1];[.J5]+[.$R$3];[.J5]+[.$R$4]))" office:value-type="float" office:value="0" calcext:value-type="float">
            <text:p>0</text:p>
          </table:table-cell>
          <table:table-cell table:formula="of:=MAX(0;[.K6]+[.$R$2];[.L5]+[.$R$2];IF([.$A6]=[.L$1];[.K5]+[.$R$3];[.K5]+[.$R$4]))" office:value-type="float" office:value="0" calcext:value-type="float">
            <text:p>0</text:p>
          </table:table-cell>
          <table:table-cell table:formula="of:=MAX(0;[.L6]+[.$R$2];[.M5]+[.$R$2];IF([.$A6]=[.M$1];[.L5]+[.$R$3];[.L5]+[.$R$4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formula="of:=MAX(0;[.B7]+[.$R$2];[.C6]+[.$R$2];IF([.$A7]=[.C$1];[.B6]+[.$R$3];[.B6]+[.$R$4]))" office:value-type="float" office:value="0" calcext:value-type="float">
            <text:p>0</text:p>
          </table:table-cell>
          <table:table-cell table:formula="of:=MAX(0;[.C7]+[.$R$2];[.D6]+[.$R$2];IF([.$A7]=[.D$1];[.C6]+[.$R$3];[.C6]+[.$R$4]))" office:value-type="float" office:value="0" calcext:value-type="float">
            <text:p>0</text:p>
          </table:table-cell>
          <table:table-cell table:formula="of:=MAX(0;[.D7]+[.$R$2];[.E6]+[.$R$2];IF([.$A7]=[.E$1];[.D6]+[.$R$3];[.D6]+[.$R$4]))" office:value-type="float" office:value="0" calcext:value-type="float">
            <text:p>0</text:p>
          </table:table-cell>
          <table:table-cell table:formula="of:=MAX(0;[.E7]+[.$R$2];[.F6]+[.$R$2];IF([.$A7]=[.F$1];[.E6]+[.$R$3];[.E6]+[.$R$4]))" office:value-type="float" office:value="1" calcext:value-type="float">
            <text:p>1</text:p>
          </table:table-cell>
          <table:table-cell table:formula="of:=MAX(0;[.F7]+[.$R$2];[.G6]+[.$R$2];IF([.$A7]=[.G$1];[.F6]+[.$R$3];[.F6]+[.$R$4]))" office:value-type="float" office:value="2" calcext:value-type="float">
            <text:p>2</text:p>
          </table:table-cell>
          <table:table-cell table:formula="of:=MAX(0;[.G7]+[.$R$2];[.H6]+[.$R$2];IF([.$A7]=[.H$1];[.G6]+[.$R$3];[.G6]+[.$R$4]))" office:value-type="float" office:value="2" calcext:value-type="float">
            <text:p>2</text:p>
          </table:table-cell>
          <table:table-cell table:formula="of:=MAX(0;[.H7]+[.$R$2];[.I6]+[.$R$2];IF([.$A7]=[.I$1];[.H6]+[.$R$3];[.H6]+[.$R$4]))" office:value-type="float" office:value="2" calcext:value-type="float">
            <text:p>2</text:p>
          </table:table-cell>
          <table:table-cell table:formula="of:=MAX(0;[.I7]+[.$R$2];[.J6]+[.$R$2];IF([.$A7]=[.J$1];[.I6]+[.$R$3];[.I6]+[.$R$4]))" office:value-type="float" office:value="0" calcext:value-type="float">
            <text:p>0</text:p>
          </table:table-cell>
          <table:table-cell table:formula="of:=MAX(0;[.J7]+[.$R$2];[.K6]+[.$R$2];IF([.$A7]=[.K$1];[.J6]+[.$R$3];[.J6]+[.$R$4]))" office:value-type="float" office:value="0" calcext:value-type="float">
            <text:p>0</text:p>
          </table:table-cell>
          <table:table-cell table:formula="of:=MAX(0;[.K7]+[.$R$2];[.L6]+[.$R$2];IF([.$A7]=[.L$1];[.K6]+[.$R$3];[.K6]+[.$R$4]))" office:value-type="float" office:value="0" calcext:value-type="float">
            <text:p>0</text:p>
          </table:table-cell>
          <table:table-cell table:formula="of:=MAX(0;[.L7]+[.$R$2];[.M6]+[.$R$2];IF([.$A7]=[.M$1];[.L6]+[.$R$3];[.L6]+[.$R$4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formula="of:=MAX(0;[.B8]+[.$R$2];[.C7]+[.$R$2];IF([.$A8]=[.C$1];[.B7]+[.$R$3];[.B7]+[.$R$4]))" office:value-type="float" office:value="0" calcext:value-type="float">
            <text:p>0</text:p>
          </table:table-cell>
          <table:table-cell table:formula="of:=MAX(0;[.C8]+[.$R$2];[.D7]+[.$R$2];IF([.$A8]=[.D$1];[.C7]+[.$R$3];[.C7]+[.$R$4]))" office:value-type="float" office:value="0" calcext:value-type="float">
            <text:p>0</text:p>
          </table:table-cell>
          <table:table-cell table:formula="of:=MAX(0;[.D8]+[.$R$2];[.E7]+[.$R$2];IF([.$A8]=[.E$1];[.D7]+[.$R$3];[.D7]+[.$R$4]))" office:value-type="float" office:value="0" calcext:value-type="float">
            <text:p>0</text:p>
          </table:table-cell>
          <table:table-cell table:formula="of:=MAX(0;[.E8]+[.$R$2];[.F7]+[.$R$2];IF([.$A8]=[.F$1];[.E7]+[.$R$3];[.E7]+[.$R$4]))" office:value-type="float" office:value="1" calcext:value-type="float">
            <text:p>1</text:p>
          </table:table-cell>
          <table:table-cell table:formula="of:=MAX(0;[.F8]+[.$R$2];[.G7]+[.$R$2];IF([.$A8]=[.G$1];[.F7]+[.$R$3];[.F7]+[.$R$4]))" office:value-type="float" office:value="2" calcext:value-type="float">
            <text:p>2</text:p>
          </table:table-cell>
          <table:table-cell table:formula="of:=MAX(0;[.G8]+[.$R$2];[.H7]+[.$R$2];IF([.$A8]=[.H$1];[.G7]+[.$R$3];[.G7]+[.$R$4]))" office:value-type="float" office:value="3" calcext:value-type="float">
            <text:p>3</text:p>
          </table:table-cell>
          <table:table-cell table:formula="of:=MAX(0;[.H8]+[.$R$2];[.I7]+[.$R$2];IF([.$A8]=[.I$1];[.H7]+[.$R$3];[.H7]+[.$R$4]))" office:value-type="float" office:value="3" calcext:value-type="float">
            <text:p>3</text:p>
          </table:table-cell>
          <table:table-cell table:formula="of:=MAX(0;[.I8]+[.$R$2];[.J7]+[.$R$2];IF([.$A8]=[.J$1];[.I7]+[.$R$3];[.I7]+[.$R$4]))" office:value-type="float" office:value="1" calcext:value-type="float">
            <text:p>1</text:p>
          </table:table-cell>
          <table:table-cell table:formula="of:=MAX(0;[.J8]+[.$R$2];[.K7]+[.$R$2];IF([.$A8]=[.K$1];[.J7]+[.$R$3];[.J7]+[.$R$4]))" office:value-type="float" office:value="0" calcext:value-type="float">
            <text:p>0</text:p>
          </table:table-cell>
          <table:table-cell table:formula="of:=MAX(0;[.K8]+[.$R$2];[.L7]+[.$R$2];IF([.$A8]=[.L$1];[.K7]+[.$R$3];[.K7]+[.$R$4]))" office:value-type="float" office:value="0" calcext:value-type="float">
            <text:p>0</text:p>
          </table:table-cell>
          <table:table-cell table:formula="of:=MAX(0;[.L8]+[.$R$2];[.M7]+[.$R$2];IF([.$A8]=[.M$1];[.L7]+[.$R$3];[.L7]+[.$R$4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formula="of:=MAX(0;[.B9]+[.$R$2];[.C8]+[.$R$2];IF([.$A9]=[.C$1];[.B8]+[.$R$3];[.B8]+[.$R$4]))" office:value-type="float" office:value="0" calcext:value-type="float">
            <text:p>0</text:p>
          </table:table-cell>
          <table:table-cell table:formula="of:=MAX(0;[.C9]+[.$R$2];[.D8]+[.$R$2];IF([.$A9]=[.D$1];[.C8]+[.$R$3];[.C8]+[.$R$4]))" office:value-type="float" office:value="0" calcext:value-type="float">
            <text:p>0</text:p>
          </table:table-cell>
          <table:table-cell table:formula="of:=MAX(0;[.D9]+[.$R$2];[.E8]+[.$R$2];IF([.$A9]=[.E$1];[.D8]+[.$R$3];[.D8]+[.$R$4]))" office:value-type="float" office:value="0" calcext:value-type="float">
            <text:p>0</text:p>
          </table:table-cell>
          <table:table-cell table:formula="of:=MAX(0;[.E9]+[.$R$2];[.F8]+[.$R$2];IF([.$A9]=[.F$1];[.E8]+[.$R$3];[.E8]+[.$R$4]))" office:value-type="float" office:value="1" calcext:value-type="float">
            <text:p>1</text:p>
          </table:table-cell>
          <table:table-cell table:formula="of:=MAX(0;[.F9]+[.$R$2];[.G8]+[.$R$2];IF([.$A9]=[.G$1];[.F8]+[.$R$3];[.F8]+[.$R$4]))" office:value-type="float" office:value="2" calcext:value-type="float">
            <text:p>2</text:p>
          </table:table-cell>
          <table:table-cell table:formula="of:=MAX(0;[.G9]+[.$R$2];[.H8]+[.$R$2];IF([.$A9]=[.H$1];[.G8]+[.$R$3];[.G8]+[.$R$4]))" office:value-type="float" office:value="3" calcext:value-type="float">
            <text:p>3</text:p>
          </table:table-cell>
          <table:table-cell table:formula="of:=MAX(0;[.H9]+[.$R$2];[.I8]+[.$R$2];IF([.$A9]=[.I$1];[.H8]+[.$R$3];[.H8]+[.$R$4]))" office:value-type="float" office:value="4" calcext:value-type="float">
            <text:p>4</text:p>
          </table:table-cell>
          <table:table-cell table:formula="of:=MAX(0;[.I9]+[.$R$2];[.J8]+[.$R$2];IF([.$A9]=[.J$1];[.I8]+[.$R$3];[.I8]+[.$R$4]))" office:value-type="float" office:value="2" calcext:value-type="float">
            <text:p>2</text:p>
          </table:table-cell>
          <table:table-cell table:formula="of:=MAX(0;[.J9]+[.$R$2];[.K8]+[.$R$2];IF([.$A9]=[.K$1];[.J8]+[.$R$3];[.J8]+[.$R$4]))" office:value-type="float" office:value="0" calcext:value-type="float">
            <text:p>0</text:p>
          </table:table-cell>
          <table:table-cell table:formula="of:=MAX(0;[.K9]+[.$R$2];[.L8]+[.$R$2];IF([.$A9]=[.L$1];[.K8]+[.$R$3];[.K8]+[.$R$4]))" office:value-type="float" office:value="0" calcext:value-type="float">
            <text:p>0</text:p>
          </table:table-cell>
          <table:table-cell table:formula="of:=MAX(0;[.L9]+[.$R$2];[.M8]+[.$R$2];IF([.$A9]=[.M$1];[.L8]+[.$R$3];[.L8]+[.$R$4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formula="of:=MAX(0;[.B10]+[.$R$2];[.C9]+[.$R$2];IF([.$A10]=[.C$1];[.B9]+[.$R$3];[.B9]+[.$R$4]))" office:value-type="float" office:value="0" calcext:value-type="float">
            <text:p>0</text:p>
          </table:table-cell>
          <table:table-cell table:formula="of:=MAX(0;[.C10]+[.$R$2];[.D9]+[.$R$2];IF([.$A10]=[.D$1];[.C9]+[.$R$3];[.C9]+[.$R$4]))" office:value-type="float" office:value="0" calcext:value-type="float">
            <text:p>0</text:p>
          </table:table-cell>
          <table:table-cell table:formula="of:=MAX(0;[.D10]+[.$R$2];[.E9]+[.$R$2];IF([.$A10]=[.E$1];[.D9]+[.$R$3];[.D9]+[.$R$4]))" office:value-type="float" office:value="0" calcext:value-type="float">
            <text:p>0</text:p>
          </table:table-cell>
          <table:table-cell table:formula="of:=MAX(0;[.E10]+[.$R$2];[.F9]+[.$R$2];IF([.$A10]=[.F$1];[.E9]+[.$R$3];[.E9]+[.$R$4]))" office:value-type="float" office:value="0" calcext:value-type="float">
            <text:p>0</text:p>
          </table:table-cell>
          <table:table-cell table:formula="of:=MAX(0;[.F10]+[.$R$2];[.G9]+[.$R$2];IF([.$A10]=[.G$1];[.F9]+[.$R$3];[.F9]+[.$R$4]))" office:value-type="float" office:value="0" calcext:value-type="float">
            <text:p>0</text:p>
          </table:table-cell>
          <table:table-cell table:formula="of:=MAX(0;[.G10]+[.$R$2];[.H9]+[.$R$2];IF([.$A10]=[.H$1];[.G9]+[.$R$3];[.G9]+[.$R$4]))" office:value-type="float" office:value="1" calcext:value-type="float">
            <text:p>1</text:p>
          </table:table-cell>
          <table:table-cell table:formula="of:=MAX(0;[.H10]+[.$R$2];[.I9]+[.$R$2];IF([.$A10]=[.I$1];[.H9]+[.$R$3];[.H9]+[.$R$4]))" office:value-type="float" office:value="2" calcext:value-type="float">
            <text:p>2</text:p>
          </table:table-cell>
          <table:table-cell table:formula="of:=MAX(0;[.I10]+[.$R$2];[.J9]+[.$R$2];IF([.$A10]=[.J$1];[.I9]+[.$R$3];[.I9]+[.$R$4]))" office:value-type="float" office:value="3" calcext:value-type="float">
            <text:p>3</text:p>
          </table:table-cell>
          <table:table-cell table:formula="of:=MAX(0;[.J10]+[.$R$2];[.K9]+[.$R$2];IF([.$A10]=[.K$1];[.J9]+[.$R$3];[.J9]+[.$R$4]))" office:value-type="float" office:value="1" calcext:value-type="float">
            <text:p>1</text:p>
          </table:table-cell>
          <table:table-cell table:formula="of:=MAX(0;[.K10]+[.$R$2];[.L9]+[.$R$2];IF([.$A10]=[.L$1];[.K9]+[.$R$3];[.K9]+[.$R$4]))" office:value-type="float" office:value="0" calcext:value-type="float">
            <text:p>0</text:p>
          </table:table-cell>
          <table:table-cell table:formula="of:=MAX(0;[.L10]+[.$R$2];[.M9]+[.$R$2];IF([.$A10]=[.M$1];[.L9]+[.$R$3];[.L9]+[.$R$4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formula="of:=MAX(0;[.B11]+[.$R$2];[.C10]+[.$R$2];IF([.$A11]=[.C$1];[.B10]+[.$R$3];[.B10]+[.$R$4]))" office:value-type="float" office:value="0" calcext:value-type="float">
            <text:p>0</text:p>
          </table:table-cell>
          <table:table-cell table:formula="of:=MAX(0;[.C11]+[.$R$2];[.D10]+[.$R$2];IF([.$A11]=[.D$1];[.C10]+[.$R$3];[.C10]+[.$R$4]))" office:value-type="float" office:value="0" calcext:value-type="float">
            <text:p>0</text:p>
          </table:table-cell>
          <table:table-cell table:formula="of:=MAX(0;[.D11]+[.$R$2];[.E10]+[.$R$2];IF([.$A11]=[.E$1];[.D10]+[.$R$3];[.D10]+[.$R$4]))" office:value-type="float" office:value="0" calcext:value-type="float">
            <text:p>0</text:p>
          </table:table-cell>
          <table:table-cell table:formula="of:=MAX(0;[.E11]+[.$R$2];[.F10]+[.$R$2];IF([.$A11]=[.F$1];[.E10]+[.$R$3];[.E10]+[.$R$4]))" office:value-type="float" office:value="0" calcext:value-type="float">
            <text:p>0</text:p>
          </table:table-cell>
          <table:table-cell table:formula="of:=MAX(0;[.F11]+[.$R$2];[.G10]+[.$R$2];IF([.$A11]=[.G$1];[.F10]+[.$R$3];[.F10]+[.$R$4]))" office:value-type="float" office:value="0" calcext:value-type="float">
            <text:p>0</text:p>
          </table:table-cell>
          <table:table-cell table:formula="of:=MAX(0;[.G11]+[.$R$2];[.H10]+[.$R$2];IF([.$A11]=[.H$1];[.G10]+[.$R$3];[.G10]+[.$R$4]))" office:value-type="float" office:value="0" calcext:value-type="float">
            <text:p>0</text:p>
          </table:table-cell>
          <table:table-cell table:formula="of:=MAX(0;[.H11]+[.$R$2];[.I10]+[.$R$2];IF([.$A11]=[.I$1];[.H10]+[.$R$3];[.H10]+[.$R$4]))" office:value-type="float" office:value="0" calcext:value-type="float">
            <text:p>0</text:p>
          </table:table-cell>
          <table:table-cell table:formula="of:=MAX(0;[.I11]+[.$R$2];[.J10]+[.$R$2];IF([.$A11]=[.J$1];[.I10]+[.$R$3];[.I10]+[.$R$4]))" office:value-type="float" office:value="1" calcext:value-type="float">
            <text:p>1</text:p>
          </table:table-cell>
          <table:table-cell table:formula="of:=MAX(0;[.J11]+[.$R$2];[.K10]+[.$R$2];IF([.$A11]=[.K$1];[.J10]+[.$R$3];[.J10]+[.$R$4]))" office:value-type="float" office:value="2" calcext:value-type="float">
            <text:p>2</text:p>
          </table:table-cell>
          <table:table-cell table:formula="of:=MAX(0;[.K11]+[.$R$2];[.L10]+[.$R$2];IF([.$A11]=[.L$1];[.K10]+[.$R$3];[.K10]+[.$R$4]))" office:value-type="float" office:value="0" calcext:value-type="float">
            <text:p>0</text:p>
          </table:table-cell>
          <table:table-cell table:formula="of:=MAX(0;[.L11]+[.$R$2];[.M10]+[.$R$2];IF([.$A11]=[.M$1];[.L10]+[.$R$3];[.L10]+[.$R$4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formula="of:=MAX(0;[.B12]+[.$R$2];[.C11]+[.$R$2];IF([.$A12]=[.C$1];[.B11]+[.$R$3];[.B11]+[.$R$4]))" office:value-type="float" office:value="0" calcext:value-type="float">
            <text:p>0</text:p>
          </table:table-cell>
          <table:table-cell table:formula="of:=MAX(0;[.C12]+[.$R$2];[.D11]+[.$R$2];IF([.$A12]=[.D$1];[.C11]+[.$R$3];[.C11]+[.$R$4]))" office:value-type="float" office:value="0" calcext:value-type="float">
            <text:p>0</text:p>
          </table:table-cell>
          <table:table-cell table:formula="of:=MAX(0;[.D12]+[.$R$2];[.E11]+[.$R$2];IF([.$A12]=[.E$1];[.D11]+[.$R$3];[.D11]+[.$R$4]))" office:value-type="float" office:value="0" calcext:value-type="float">
            <text:p>0</text:p>
          </table:table-cell>
          <table:table-cell table:formula="of:=MAX(0;[.E12]+[.$R$2];[.F11]+[.$R$2];IF([.$A12]=[.F$1];[.E11]+[.$R$3];[.E11]+[.$R$4]))" office:value-type="float" office:value="0" calcext:value-type="float">
            <text:p>0</text:p>
          </table:table-cell>
          <table:table-cell table:formula="of:=MAX(0;[.F12]+[.$R$2];[.G11]+[.$R$2];IF([.$A12]=[.G$1];[.F11]+[.$R$3];[.F11]+[.$R$4]))" office:value-type="float" office:value="0" calcext:value-type="float">
            <text:p>0</text:p>
          </table:table-cell>
          <table:table-cell table:formula="of:=MAX(0;[.G12]+[.$R$2];[.H11]+[.$R$2];IF([.$A12]=[.H$1];[.G11]+[.$R$3];[.G11]+[.$R$4]))" office:value-type="float" office:value="0" calcext:value-type="float">
            <text:p>0</text:p>
          </table:table-cell>
          <table:table-cell table:formula="of:=MAX(0;[.H12]+[.$R$2];[.I11]+[.$R$2];IF([.$A12]=[.I$1];[.H11]+[.$R$3];[.H11]+[.$R$4]))" office:value-type="float" office:value="0" calcext:value-type="float">
            <text:p>0</text:p>
          </table:table-cell>
          <table:table-cell table:formula="of:=MAX(0;[.I12]+[.$R$2];[.J11]+[.$R$2];IF([.$A12]=[.J$1];[.I11]+[.$R$3];[.I11]+[.$R$4]))" office:value-type="float" office:value="0" calcext:value-type="float">
            <text:p>0</text:p>
          </table:table-cell>
          <table:table-cell table:formula="of:=MAX(0;[.J12]+[.$R$2];[.K11]+[.$R$2];IF([.$A12]=[.K$1];[.J11]+[.$R$3];[.J11]+[.$R$4]))" office:value-type="float" office:value="0" calcext:value-type="float">
            <text:p>0</text:p>
          </table:table-cell>
          <table:table-cell table:formula="of:=MAX(0;[.K12]+[.$R$2];[.L11]+[.$R$2];IF([.$A12]=[.L$1];[.K11]+[.$R$3];[.K11]+[.$R$4]))" office:value-type="float" office:value="1" calcext:value-type="float">
            <text:p>1</text:p>
          </table:table-cell>
          <table:table-cell table:formula="of:=MAX(0;[.L12]+[.$R$2];[.M11]+[.$R$2];IF([.$A12]=[.M$1];[.L11]+[.$R$3];[.L11]+[.$R$4])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00:01:51.498864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bcarter </meta:initial-creator>
    <meta:creation-date>2013-12-17T15:15:02</meta:creation-date>
    <dc:date>2021-03-24T00:04:00.063929214</dc:date>
    <meta:editing-duration>PT58M56S</meta:editing-duration>
    <meta:editing-cycles>34</meta:editing-cycles>
    <meta:generator>LibreOffice/6.4.6.2$Linux_X86_64 LibreOffice_project/40$Build-2</meta:generator>
    <meta:document-statistic meta:table-count="2" meta:cell-count="324" meta:object-count="0"/>
  </office:meta>
</office:document-meta>
</file>